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0694in" fo:margin-bottom="0.1666in" fo:line-height="100%" fo:background-color="#F5F5F8"/>
      <style:text-properties style:font-name="Segoe UI" style:font-name-asian="Times New Roman" style:font-name-complex="Segoe UI" fo:font-weight="bold" style:font-weight-asian="bold" style:font-weight-complex="bold" fo:color="#1F2328" style:letter-kerning="true" fo:font-size="24pt" style:font-size-asian="24pt" style:font-size-complex="24pt"/>
    </style:style>
    <style:style style:name="P2" style:parent-style-name="Normal" style:family="paragraph">
      <style:paragraph-properties fo:margin-top="0.25in" fo:margin-bottom="0.1666in" fo:line-height="100%" fo:background-color="#F5F5F8"/>
      <style:text-properties style:font-name="Segoe UI" style:font-name-asian="Times New Roman" style:font-name-complex="Segoe UI" fo:font-weight="bold" style:font-weight-asian="bold" style:font-weight-complex="bold" fo:color="#1F2328" fo:font-size="18pt" style:font-size-asian="18pt" style:font-size-complex="18pt"/>
    </style:style>
    <style:style style:name="P3" style:parent-style-name="Normal" style:family="paragraph">
      <style:paragraph-properties fo:margin-top="0.25in" fo:margin-bottom="0.1666in" fo:line-height="100%" fo:margin-left="0in" fo:background-color="#F5F5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font-weight="bold" style:font-weight-asian="bold" style:font-weight-complex="bold" fo:color="#1F2328" fo:font-size="15pt" style:font-size-asian="15pt" style:font-size-complex="15pt"/>
    </style:style>
    <style:style style:name="P4" style:parent-style-name="Normal" style:family="paragraph">
      <style:paragraph-properties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5" style:parent-style-name="Normal" style:family="paragraph">
      <style:paragraph-properties fo:margin-top="0.0416in"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6" style:parent-style-name="Normal" style:family="paragraph">
      <style:paragraph-properties fo:margin-top="0.25in" fo:margin-bottom="0.1666in" fo:line-height="100%" fo:margin-left="0in" fo:background-color="#F5F5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font-weight="bold" style:font-weight-asian="bold" style:font-weight-complex="bold" fo:color="#1F2328" fo:font-size="15pt" style:font-size-asian="15pt" style:font-size-complex="15pt"/>
    </style:style>
    <style:style style:name="P7" style:parent-style-name="Normal" style:family="paragraph">
      <style:paragraph-properties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8" style:parent-style-name="Normal" style:family="paragraph">
      <style:paragraph-properties fo:margin-top="0.25in" fo:margin-bottom="0.1666in" fo:line-height="100%" fo:margin-left="0in" fo:background-color="#F5F5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font-weight="bold" style:font-weight-asian="bold" style:font-weight-complex="bold" fo:color="#1F2328" fo:font-size="15pt" style:font-size-asian="15pt" style:font-size-complex="15pt"/>
    </style:style>
    <style:style style:name="P9" style:parent-style-name="Normal" style:family="paragraph">
      <style:paragraph-properties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10" style:parent-style-name="Normal" style:family="paragraph">
      <style:paragraph-properties fo:margin-top="0.0416in"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11" style:parent-style-name="Normal" style:family="paragraph">
      <style:paragraph-properties fo:margin-top="0.0416in"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12" style:parent-style-name="Normal" style:family="paragraph">
      <style:paragraph-properties fo:margin-top="0.0416in"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13" style:parent-style-name="Normal" style:family="paragraph">
      <style:paragraph-properties fo:margin-top="0.25in" fo:margin-bottom="0.1666in" fo:line-height="100%" fo:margin-left="0in" fo:background-color="#F5F5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font-weight="bold" style:font-weight-asian="bold" style:font-weight-complex="bold" fo:color="#1F2328" fo:font-size="15pt" style:font-size-asian="15pt" style:font-size-complex="15pt"/>
    </style:style>
    <style:style style:name="P14" style:parent-style-name="Normal" style:family="paragraph">
      <style:paragraph-properties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15" style:parent-style-name="Normal" style:family="paragraph">
      <style:paragraph-properties fo:margin-top="0.0416in"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16" style:parent-style-name="Normal" style:family="paragraph">
      <style:paragraph-properties fo:margin-top="0.0416in"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17" style:parent-style-name="Normal" style:family="paragraph">
      <style:paragraph-properties fo:margin-top="0.0416in"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18" style:parent-style-name="Normal" style:family="paragraph">
      <style:paragraph-properties fo:margin-top="0.25in" fo:margin-bottom="0.1666in" fo:line-height="100%" fo:background-color="#F5F5F8"/>
      <style:text-properties style:font-name="Segoe UI" style:font-name-asian="Times New Roman" style:font-name-complex="Segoe UI" fo:font-weight="bold" style:font-weight-asian="bold" style:font-weight-complex="bold" fo:color="#1F2328" fo:font-size="18pt" style:font-size-asian="18pt" style:font-size-complex="18pt"/>
    </style:style>
    <style:style style:name="P19" style:parent-style-name="Normal" style:family="paragraph">
      <style:paragraph-properties fo:margin-top="0.25in" fo:margin-bottom="0.1666in" fo:line-height="100%" fo:margin-left="0in" fo:background-color="#F5F5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font-weight="bold" style:font-weight-asian="bold" style:font-weight-complex="bold" fo:color="#1F2328" fo:font-size="15pt" style:font-size-asian="15pt" style:font-size-complex="15pt"/>
    </style:style>
    <style:style style:name="P20" style:parent-style-name="Normal" style:family="paragraph">
      <style:paragraph-properties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21" style:parent-style-name="Normal" style:family="paragraph">
      <style:paragraph-properties fo:margin-top="0.0416in"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22" style:parent-style-name="Normal" style:family="paragraph">
      <style:paragraph-properties fo:margin-top="0.0416in"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23" style:parent-style-name="Normal" style:family="paragraph">
      <style:paragraph-properties fo:margin-top="0.25in" fo:margin-bottom="0.1666in" fo:line-height="100%" fo:margin-left="0in" fo:background-color="#F5F5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font-weight="bold" style:font-weight-asian="bold" style:font-weight-complex="bold" fo:color="#1F2328" fo:font-size="15pt" style:font-size-asian="15pt" style:font-size-complex="15pt"/>
    </style:style>
    <style:style style:name="P24" style:parent-style-name="Normal" style:family="paragraph">
      <style:paragraph-properties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25" style:parent-style-name="Normal" style:family="paragraph">
      <style:paragraph-properties fo:margin-top="0.0416in"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26" style:parent-style-name="Normal" style:family="paragraph">
      <style:paragraph-properties fo:margin-top="0.0416in"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27" style:parent-style-name="Normal" style:family="paragraph">
      <style:paragraph-properties fo:margin-top="0.0416in"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28" style:parent-style-name="Normal" style:family="paragraph">
      <style:paragraph-properties fo:margin-top="0.0416in"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29" style:parent-style-name="Normal" style:family="paragraph">
      <style:paragraph-properties fo:margin-top="0.25in" fo:margin-bottom="0.1666in" fo:line-height="100%" fo:margin-left="0in" fo:background-color="#F5F5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font-weight="bold" style:font-weight-asian="bold" style:font-weight-complex="bold" fo:color="#1F2328" fo:font-size="15pt" style:font-size-asian="15pt" style:font-size-complex="15pt"/>
    </style:style>
    <style:style style:name="P30" style:parent-style-name="Normal" style:family="paragraph">
      <style:paragraph-properties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31" style:parent-style-name="Normal" style:family="paragraph">
      <style:paragraph-properties fo:margin-top="0.0416in"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32" style:parent-style-name="Normal" style:family="paragraph">
      <style:paragraph-properties fo:margin-top="0.0416in"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33" style:parent-style-name="Normal" style:family="paragraph">
      <style:paragraph-properties fo:margin-top="0.0416in"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34" style:parent-style-name="Normal" style:family="paragraph">
      <style:paragraph-properties fo:margin-top="0.0416in"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35" style:parent-style-name="Normal" style:family="paragraph">
      <style:paragraph-properties fo:margin-top="0.0416in"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36" style:parent-style-name="Normal" style:family="paragraph">
      <style:paragraph-properties fo:margin-top="0.0416in"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37" style:parent-style-name="Normal" style:family="paragraph">
      <style:paragraph-properties fo:margin-top="0.25in" fo:margin-bottom="0.1666in" fo:line-height="100%" fo:background-color="#F5F5F8"/>
      <style:text-properties style:font-name="Segoe UI" style:font-name-asian="Times New Roman" style:font-name-complex="Segoe UI" fo:font-weight="bold" style:font-weight-asian="bold" style:font-weight-complex="bold" fo:color="#1F2328" fo:font-size="18pt" style:font-size-asian="18pt" style:font-size-complex="18pt"/>
    </style:style>
    <style:style style:name="P38" style:parent-style-name="Normal" style:family="paragraph">
      <style:paragraph-properties fo:margin-top="0.25in" fo:margin-bottom="0.1666in" fo:line-height="100%" fo:margin-left="0in" fo:background-color="#F5F5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font-weight="bold" style:font-weight-asian="bold" style:font-weight-complex="bold" fo:color="#1F2328" fo:font-size="15pt" style:font-size-asian="15pt" style:font-size-complex="15pt"/>
    </style:style>
    <style:style style:name="P39" style:parent-style-name="Normal" style:family="paragraph">
      <style:paragraph-properties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40" style:parent-style-name="Normal" style:family="paragraph">
      <style:paragraph-properties fo:margin-top="0.25in" fo:margin-bottom="0.1666in" fo:line-height="100%" fo:margin-left="0in" fo:background-color="#F5F5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font-weight="bold" style:font-weight-asian="bold" style:font-weight-complex="bold" fo:color="#1F2328" fo:font-size="15pt" style:font-size-asian="15pt" style:font-size-complex="15pt"/>
    </style:style>
    <style:style style:name="P41" style:parent-style-name="Normal" style:family="paragraph">
      <style:paragraph-properties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42" style:parent-style-name="Normal" style:family="paragraph">
      <style:paragraph-properties fo:margin-top="0.25in" fo:margin-bottom="0.1666in" fo:line-height="100%" fo:margin-left="0in" fo:background-color="#F5F5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font-weight="bold" style:font-weight-asian="bold" style:font-weight-complex="bold" fo:color="#1F2328" fo:font-size="15pt" style:font-size-asian="15pt" style:font-size-complex="15pt"/>
    </style:style>
    <style:style style:name="P43" style:parent-style-name="Normal" style:family="paragraph">
      <style:paragraph-properties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44" style:parent-style-name="Normal" style:family="paragraph">
      <style:paragraph-properties fo:margin-top="0.0416in"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45" style:parent-style-name="Normal" style:family="paragraph">
      <style:paragraph-properties fo:margin-top="0.0416in"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46" style:parent-style-name="Normal" style:family="paragraph">
      <style:paragraph-properties fo:margin-top="0.25in" fo:margin-bottom="0.1666in" fo:line-height="100%" fo:background-color="#F5F5F8"/>
      <style:text-properties style:font-name="Segoe UI" style:font-name-asian="Times New Roman" style:font-name-complex="Segoe UI" fo:font-weight="bold" style:font-weight-asian="bold" style:font-weight-complex="bold" fo:color="#1F2328" fo:font-size="18pt" style:font-size-asian="18pt" style:font-size-complex="18pt"/>
    </style:style>
    <style:style style:name="P47" style:parent-style-name="Normal" style:family="paragraph">
      <style:paragraph-properties fo:margin-top="0.25in" fo:margin-bottom="0.1666in" fo:line-height="100%" fo:margin-left="0in" fo:background-color="#F5F5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font-weight="bold" style:font-weight-asian="bold" style:font-weight-complex="bold" fo:color="#1F2328" fo:font-size="15pt" style:font-size-asian="15pt" style:font-size-complex="15pt"/>
    </style:style>
    <style:style style:name="P48" style:parent-style-name="Normal" style:family="paragraph">
      <style:paragraph-properties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49" style:parent-style-name="Normal" style:family="paragraph">
      <style:paragraph-properties fo:margin-top="0.0416in"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50" style:parent-style-name="Normal" style:family="paragraph">
      <style:paragraph-properties fo:margin-top="0.0416in"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51" style:parent-style-name="Normal" style:family="paragraph">
      <style:paragraph-properties fo:margin-top="0.0416in"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52" style:parent-style-name="Normal" style:family="paragraph">
      <style:paragraph-properties fo:margin-top="0.25in" fo:margin-bottom="0.1666in" fo:line-height="100%" fo:margin-left="0in" fo:background-color="#F5F5F8">
        <style:tab-stops>
          <style:tab-stop style:type="left" style:position="0.5in"/>
        </style:tab-stops>
      </style:paragraph-properties>
      <style:text-properties style:font-name="Segoe UI" style:font-name-asian="Times New Roman" style:font-name-complex="Segoe UI" fo:font-weight="bold" style:font-weight-asian="bold" style:font-weight-complex="bold" fo:color="#1F2328" fo:font-size="15pt" style:font-size-asian="15pt" style:font-size-complex="15pt"/>
    </style:style>
    <style:style style:name="P53" style:parent-style-name="Normal" style:family="paragraph">
      <style:paragraph-properties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  <style:style style:name="P54" style:parent-style-name="Normal" style:family="paragraph">
      <style:paragraph-properties fo:margin-top="0.0416in" fo:margin-bottom="0in" fo:line-height="100%" fo:margin-left="0in" fo:background-color="#F5F5F8">
        <style:tab-stops>
          <style:tab-stop style:type="left" style:position="1in"/>
        </style:tab-stops>
      </style:paragraph-properties>
      <style:text-properties style:font-name="Segoe UI" style:font-name-asian="Times New Roman" style:font-name-complex="Segoe UI" fo:color="#1F2328" fo:font-size="12pt" style:font-size-asian="12pt" style:font-size-complex="12pt"/>
    </style:style>
  </office:automatic-styles>
  <office:body>
    <office:text text:use-soft-page-breaks="true">
      <text:h text:style-name="P1" text:outline-level="1">Managing 3D GIS Data for Indoor Environment Using Property Graph Database</text:h>
      <text:h text:style-name="P2" text:outline-level="2">Introduction</text:h>
      <text:list text:style-name="LFO1" text:continue-numbering="true">
        <text:list-item>
          <text:p text:style-name="P3">Diversification of 3D urban space data sources and data collection methods</text:p>
          <text:list text:continue-numbering="true">
            <text:list-item>
              <text:p text:style-name="P4">Open Geospatial<text:s/>Consortium published 3D spatial data standards in Geography Markup Language (GML)</text:p>
            </text:list-item>
            <text:list-item>
              <text:p text:style-name="P5">IndoorGML is a data model for expressing the topological relationship between indoor spaces with advantages in semantic information storage and navigation applications</text:p>
            </text:list-item>
          </text:list>
        </text:list-item>
        <text:list-item>
          <text:p text:style-name="P6">Conversion into a suitable binary file for integration with other data</text:p>
          <text:list text:continue-numbering="true">
            <text:list-item>
              <text:p text:style-name="P7">Conversion of IndoorGML documents into a binary format is necessary for integration with other data</text:p>
            </text:list-item>
          </text:list>
        </text:list-item>
        <text:list-item>
          <text:p text:style-name="P8">Proposed method</text:p>
          <text:list text:continue-numbering="true">
            <text:list-item>
              <text:p text:style-name="P9">Generating graph database objects from IndoorGML documents to promote<text:s/>usability and interoperability</text:p>
            </text:list-item>
            <text:list-item>
              <text:p text:style-name="P10">Labeled property graph model designed to reflect IndoorGML's multilayered graph concept</text:p>
            </text:list-item>
            <text:list-item>
              <text:p text:style-name="P11">Geometry of physical indoor spaces segregated into separate surfaces</text:p>
            </text:list-item>
            <text:list-item>
              <text:p text:style-name="P12">All elements from IndoorGML managed with specific labels in Neo4j</text:p>
            </text:list-item>
          </text:list>
        </text:list-item>
        <text:list-item>
          <text:p text:style-name="P13">Contributions</text:p>
          <text:list text:continue-numbering="true">
            <text:list-item>
              <text:p text:style-name="P14">Propose a data management approach for IndoorGML that enhances its usefulness and interoperability by utilizing graph database technology</text:p>
            </text:list-item>
            <text:list-item>
              <text:p text:style-name="P15">Maintain the key aspects of the IndoorGML schema while providing a graph-based data model</text:p>
            </text:list-item>
            <text:list-item>
              <text:p text:style-name="P16">Develop an<text:s/>automatic conversion process for efficient conversion from an IndoorGML document to a graph database instance</text:p>
            </text:list-item>
            <text:list-item>
              <text:p text:style-name="P17">Demonstrate the potential applications of the indoor graph database by conducting scenario-based tests</text:p>
            </text:list-item>
          </text:list>
        </text:list-item>
      </text:list>
      <text:h text:style-name="P18" text:outline-level="2">Method</text:h>
      <text:list text:style-name="LFO2" text:continue-numbering="true">
        <text:list-item>
          <text:p text:style-name="P19">Semantic and Geometric Representation in IndoorGML Schema</text:p>
          <text:list text:continue-numbering="true">
            <text:list-item>
              <text:p text:style-name="P20">IndoorGML classifies architectural space elements into cellular spaces</text:p>
            </text:list-item>
            <text:list-item>
              <text:p text:style-name="P21">PrimalSpaceFeature contains CellSpace and CellSpaceBoundary</text:p>
            </text:list-item>
            <text:list-item>
              <text:p text:style-name="P22">MultiLayeredGraph comprises State (abstracted from CellSpace) and Transition (abstracted from<text:s/>CellSpaceBoundary)</text:p>
            </text:list-item>
          </text:list>
        </text:list-item>
        <text:list-item>
          <text:p text:style-name="P23">Labeled Property Graph Model for IndoorGML</text:p>
          <text:list text:continue-numbering="true">
            <text:list-item>
              <text:p text:style-name="P24">GeneralSpace and TransitionSpace entities represent indoor spaces and free movable spaces, respectively</text:p>
            </text:list-item>
            <text:list-item>
              <text:p text:style-name="P25">ConnectionBoundary and AnchorBoundary entities represent openings, virtual boundaries, and<text:s/>entrances</text:p>
            </text:list-item>
            <text:list-item>
              <text:p text:style-name="P26">State and Transition entities denote indoor topology, represented as nodes</text:p>
            </text:list-item>
            <text:list-item>
              <text:p text:style-name="P27">Geometry of CellSpace and CellSpaceBoundary stored as separate nodes and connected via relationships</text:p>
            </text:list-item>
            <text:list-item>
              <text:p text:style-name="P28">Connections between CellSpace and associated States, and CellSpaceBoundary and associated Transitions, designated as DUALITY relationships</text:p>
            </text:list-item>
          </text:list>
        </text:list-item>
        <text:list-item>
          <text:p text:style-name="P29">Automatic Conversion Process</text:p>
          <text:list text:continue-numbering="true">
            <text:list-item>
              <text:p text:style-name="P30">Parsing the IndoorGML document to distinguish features as PrimalSpaceFeature or MultiLayeredGraph</text:p>
            </text:list-item>
            <text:list-item>
              <text:p text:style-name="P31">Creating nodes for CellSpace, CellSpaceBoundary, State, and<text:s/>Transition with appropriate labels</text:p>
            </text:list-item>
            <text:list-item>
              <text:p text:style-name="P32">Connecting geometry nodes to corresponding cellular objects via HAS_GEOMETRY relationships</text:p>
            </text:list-item>
            <text:list-item>
              <text:p text:style-name="P33">Creating PARTIALBOUNDEDBY relationships for CellSpace and CellSpaceBoundary pairs</text:p>
            </text:list-item>
            <text:list-item>
              <text:p text:style-name="P34">Creating CONNECTS relationships between State and Transition nodes</text:p>
            </text:list-item>
            <text:list-item>
              <text:p text:style-name="P35">Creating PATH relationships between adjacent State nodes</text:p>
            </text:list-item>
            <text:list-item>
              <text:p text:style-name="P36">Creating DUALITY relationships between PrimalSpaceFeature and MultiLayeredGraph features</text:p>
            </text:list-item>
          </text:list>
        </text:list-item>
      </text:list>
      <text:h text:style-name="P37" text:outline-level="2">Case Study</text:h>
      <text:list text:style-name="LFO3" text:continue-numbering="true">
        <text:list-item>
          <text:p text:style-name="P38">Test Data</text:p>
          <text:list text:continue-numbering="true">
            <text:list-item>
              <text:p text:style-name="P39">IndoorGML 1.0.3 documents for three different buildings: a small<text:s/>house, Pusan National University Building 201, and Lottemall</text:p>
            </text:list-item>
          </text:list>
        </text:list-item>
        <text:list-item>
          <text:p text:style-name="P40">Test Building Conversion Results</text:p>
          <text:list text:continue-numbering="true">
            <text:list-item>
              <text:p text:style-name="P41">Accurate conversion of IndoorGML features to graph database objects, except for some missing PARTIALBOUNDEDBY relationships due to errors in the IndoorGML documents</text:p>
            </text:list-item>
          </text:list>
        </text:list-item>
        <text:list-item>
          <text:p text:style-name="P42">Query-based Routing</text:p>
          <text:list text:continue-numbering="true">
            <text:list-item>
              <text:p text:style-name="P43">First scenario: Finding the optimal route with the lowest cost to available classrooms</text:p>
            </text:list-item>
            <text:list-item>
              <text:p text:style-name="P44">Second scenario: Allocating target spaces for patrolling to outdoor security offices based on minimum travel cost</text:p>
            </text:list-item>
            <text:list-item>
              <text:p text:style-name="P45">Seamless integration of indoor<text:s/>and outdoor data for routing</text:p>
            </text:list-item>
          </text:list>
        </text:list-item>
      </text:list>
      <text:h text:style-name="P46" text:outline-level="2">Conclusion</text:h>
      <text:list text:style-name="LFO4" text:continue-numbering="true">
        <text:list-item>
          <text:p text:style-name="P47">Contributions</text:p>
          <text:list text:continue-numbering="true">
            <text:list-item>
              <text:p text:style-name="P48">Proposed a method for managing IndoorGML documents using a graph database system</text:p>
            </text:list-item>
            <text:list-item>
              <text:p text:style-name="P49">Designed a labeled property graph model to reflect the IndoorGML schema</text:p>
            </text:list-item>
            <text:list-item>
              <text:p text:style-name="P50">Developed an automatic conversion process to<text:s/>create graph database instances from IndoorGML documents</text:p>
            </text:list-item>
            <text:list-item>
              <text:p text:style-name="P51">Demonstrated the usability of the converted graph database through scenario-based tests</text:p>
            </text:list-item>
          </text:list>
        </text:list-item>
        <text:list-item>
          <text:p text:style-name="P52">Limitations and Future Work</text:p>
          <text:soft-page-break/>
          <text:list text:continue-numbering="true">
            <text:list-item>
              <text:p text:style-name="P53">Tests were limited to an educational building; more diverse scenario-based implementation testing is necessary</text:p>
            </text:list-item>
            <text:list-item>
              <text:p text:style-name="P54">Future work should focus on 3D geometry storage methods in graph databases and integration of data from various sources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2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4-07-03T14:09:00Z</meta:creation-date>
    <dc:date>2024-07-03T14:09:00Z</dc:date>
    <meta:template xlink:href="Normal" xlink:type="simple"/>
    <meta:editing-cycles>2</meta:editing-cycles>
    <meta:editing-duration>PT60S</meta:editing-duration>
    <meta:document-statistic meta:page-count="4" meta:paragraph-count="8" meta:word-count="617" meta:character-count="4131" meta:row-count="29" meta:non-whitespace-character-count="3522"/>
  </office:meta>
</office:document-meta>
</file>